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GGQSO+TimesNewRomanPSMT" svg:font-family="CGGQSO+TimesNewRomanPSMT" style:font-family-generic="roman"/>
    <style:font-face style:name="GDBLOP+TimesNewRomanPSMT" svg:font-family="GDBLOP+TimesNewRomanPSMT" style:font-family-generic="roman"/>
    <style:font-face style:name="Times-Bold" svg:font-family="Times-Bold" style:font-family-generic="roman"/>
    <style:font-face style:name="Times-Roman" svg:font-family="Times-Roman" style:font-family-generic="roman"/>
    <style:font-face style:name="TimesNewRomanPS-BoldMT" svg:font-family="TimesNewRomanPS-BoldMT" style:font-family-generic="roman"/>
    <style:font-face style:name="WFHBMA+TimesNewRomanPS-BoldMT" svg:font-family="WFHBMA+TimesNewRomanPS-BoldMT" style:font-family-generic="roman"/>
    <style:font-face style:name="Times New Roman" svg:font-family="'Times New Roman'" style:font-family-generic="swiss"/>
    <style:font-face style:name="Times New Roman,Bold" svg:font-family="'Times New Roman,Bold'"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bad99"/>
    </style:style>
    <style:style style:name="P2" style:family="paragraph" style:parent-style-name="Standard">
      <style:paragraph-properties fo:text-align="justify" style:justify-single-word="false"/>
      <style:text-properties officeooo:paragraph-rsid="000bf991"/>
    </style:style>
    <style:style style:name="P3" style:family="paragraph" style:parent-style-name="Standard">
      <style:paragraph-properties fo:text-align="justify" style:justify-single-word="false"/>
      <style:text-properties officeooo:paragraph-rsid="000eb315"/>
    </style:style>
    <style:style style:name="P4" style:family="paragraph" style:parent-style-name="Standard">
      <style:paragraph-properties fo:text-align="justify" style:justify-single-word="false"/>
      <style:text-properties officeooo:paragraph-rsid="00102ca2"/>
    </style:style>
    <style:style style:name="P5" style:family="paragraph" style:parent-style-name="Standard">
      <style:paragraph-properties style:text-autospace="none"/>
      <style:text-properties style:font-name="Times-Roman" fo:font-size="12pt" style:font-name-asian="Times-Roman" style:font-size-asian="12pt" style:font-name-complex="Times-Roman" style:font-size-complex="12pt"/>
    </style:style>
    <style:style style:name="P6" style:family="paragraph" style:parent-style-name="Standard">
      <style:paragraph-properties fo:text-align="center" style:justify-single-word="false"/>
      <style:text-properties fo:font-weight="bold" officeooo:rsid="000bad99" officeooo:paragraph-rsid="000bad99" style:font-weight-asian="bold"/>
    </style:style>
    <style:style style:name="P7" style:family="paragraph" style:parent-style-name="Standard">
      <style:paragraph-properties fo:text-align="justify" style:justify-single-word="false"/>
      <style:text-properties fo:font-weight="bold" officeooo:rsid="000bf991" officeooo:paragraph-rsid="000bf991" style:font-weight-asian="bold"/>
    </style:style>
    <style:style style:name="P8" style:family="paragraph" style:parent-style-name="Standard">
      <style:paragraph-properties fo:text-align="justify" style:justify-single-word="false"/>
      <style:text-properties fo:font-weight="bold" officeooo:rsid="000eb315" officeooo:paragraph-rsid="000bf991" style:font-weight-asian="bold"/>
    </style:style>
    <style:style style:name="P9" style:family="paragraph" style:parent-style-name="Standard">
      <style:paragraph-properties fo:text-align="start" style:justify-single-word="false"/>
      <style:text-properties fo:font-weight="bold" officeooo:rsid="000db97c" officeooo:paragraph-rsid="000db97c" style:font-weight-asian="bold"/>
    </style:style>
    <style:style style:name="P10" style:family="paragraph" style:parent-style-name="Standard">
      <style:paragraph-properties fo:text-align="justify" style:justify-single-word="false"/>
      <style:text-properties fo:font-weight="normal" officeooo:rsid="00102ca2" officeooo:paragraph-rsid="00102ca2" style:font-weight-asian="normal" style:font-weight-complex="normal"/>
    </style:style>
    <style:style style:name="P11" style:family="paragraph" style:parent-style-name="Standard">
      <style:paragraph-properties fo:text-align="justify" style:justify-single-word="false"/>
      <style:text-properties fo:font-weight="normal" officeooo:rsid="0013081a" officeooo:paragraph-rsid="0013081a" style:font-weight-asian="normal" style:font-weight-complex="normal"/>
    </style:style>
    <style:style style:name="P12" style:family="paragraph" style:parent-style-name="Standard">
      <style:paragraph-properties fo:text-align="start" style:justify-single-word="false" style:text-autospace="none"/>
      <style:text-properties style:font-name="DejaVu Sans" fo:font-size="12pt" style:font-name-asian="Times-Roman" style:font-size-asian="12pt" style:font-name-complex="Times-Roman" style:font-size-complex="12pt"/>
    </style:style>
    <style:style style:name="P13" style:family="paragraph" style:parent-style-name="Standard">
      <style:text-properties style:font-name="DejaVu Sans" fo:font-size="12pt" style:font-size-asian="12pt" style:font-size-complex="12pt"/>
    </style:style>
    <style:style style:name="P14" style:family="paragraph" style:parent-style-name="Standard">
      <style:text-properties style:font-name="DejaVu Sans" fo:font-size="12pt" officeooo:paragraph-rsid="0011a2da" style:font-size-asian="12pt" style:font-size-complex="12pt"/>
    </style:style>
    <style:style style:name="P15" style:family="paragraph" style:parent-style-name="Standard">
      <style:paragraph-properties style:text-autospace="none"/>
      <style:text-properties style:font-name="DejaVu Sans" fo:font-size="12pt" style:font-size-asian="12pt" style:font-size-complex="12pt"/>
    </style:style>
    <style:style style:name="P16" style:family="paragraph" style:parent-style-name="Standard">
      <style:paragraph-properties style:text-autospace="none"/>
      <style:text-properties style:font-name="DejaVu Sans" fo:font-size="12pt" style:font-name-asian="Times New Roman" style:font-size-asian="12pt" style:font-name-complex="Times New Roman" style:font-size-complex="12pt"/>
    </style:style>
    <style:style style:name="P17" style:family="paragraph" style:parent-style-name="Standard">
      <style:paragraph-properties style:text-autospace="none"/>
      <style:text-properties style:font-name="DejaVu Sans" fo:font-size="12pt" officeooo:paragraph-rsid="000eb315" style:font-name-asian="Times New Roman" style:font-size-asian="12pt" style:font-name-complex="Times New Roman" style:font-size-complex="12pt"/>
    </style:style>
    <style:style style:name="P18" style:family="paragraph" style:parent-style-name="Standard">
      <style:text-properties style:font-name="DejaVu Sans" fo:font-size="12pt" officeooo:rsid="00111f66" officeooo:paragraph-rsid="00111f66" style:font-name-asian="CGGQSO+TimesNewRomanPSMT" style:font-size-asian="12pt" style:font-name-complex="CGGQSO+TimesNewRomanPSMT" style:font-size-complex="12pt"/>
    </style:style>
    <style:style style:name="P19" style:family="paragraph" style:parent-style-name="Standard">
      <style:paragraph-properties style:text-autospace="none"/>
      <style:text-properties style:font-name="GDBLOP+TimesNewRomanPSMT" fo:font-size="11pt" style:text-underline-style="none" fo:font-weight="normal" officeooo:rsid="001774c0" officeooo:paragraph-rsid="001774c0" style:font-name-asian="TimesNewRomanPS-BoldMT" style:font-size-asian="11pt" style:font-weight-asian="normal" style:font-name-complex="TimesNewRomanPS-BoldMT" style:font-size-complex="11pt" style:font-weight-complex="normal"/>
    </style:style>
    <style:style style:name="P20" style:family="paragraph" style:parent-style-name="Standard" style:list-style-name="L1">
      <style:paragraph-properties fo:text-align="start" style:justify-single-word="false"/>
      <style:text-properties fo:font-weight="bold" officeooo:rsid="000bf991" officeooo:paragraph-rsid="000bf991" style:font-weight-asian="bold"/>
    </style:style>
    <style:style style:name="P21" style:family="paragraph" style:parent-style-name="Standard" style:list-style-name="L1">
      <style:paragraph-properties fo:text-align="start" style:justify-single-word="false"/>
      <style:text-properties fo:font-weight="bold" officeooo:rsid="000db97c" officeooo:paragraph-rsid="000db97c" style:font-weight-asian="bold"/>
    </style:style>
    <style:style style:name="P22" style:family="paragraph" style:parent-style-name="Standard" style:list-style-name="L1">
      <style:paragraph-properties fo:text-align="start" style:justify-single-word="false"/>
      <style:text-properties style:font-name="DejaVu Sans" fo:font-size="12pt" officeooo:rsid="000db97c" officeooo:paragraph-rsid="000db97c" style:font-size-asian="12pt" style:font-size-complex="12pt"/>
    </style:style>
    <style:style style:name="P23" style:family="paragraph" style:parent-style-name="Standard" style:list-style-name="L1">
      <style:paragraph-properties fo:text-align="start" style:justify-single-word="false"/>
      <style:text-properties style:font-name="DejaVu Sans" fo:font-size="12pt" officeooo:paragraph-rsid="000db97c" style:font-name-asian="WFHBMA+TimesNewRomanPS-BoldMT" style:font-size-asian="12pt" style:font-name-complex="WFHBMA+TimesNewRomanPS-BoldMT" style:font-size-complex="12pt"/>
    </style:style>
    <style:style style:name="P24" style:family="paragraph" style:parent-style-name="Standard" style:list-style-name="L1">
      <style:paragraph-properties fo:text-align="start" style:justify-single-word="false"/>
      <style:text-properties style:font-name="DejaVu Sans" fo:font-size="12pt" officeooo:rsid="000db97c" officeooo:paragraph-rsid="000db97c" style:font-name-asian="Times New Roman,Bold" style:font-size-asian="12pt" style:font-name-complex="Times New Roman,Bold" style:font-size-complex="12pt"/>
    </style:style>
    <style:style style:name="P25" style:family="paragraph" style:parent-style-name="Standard">
      <style:paragraph-properties style:text-autospace="none"/>
      <style:text-properties style:font-name="GDBLOP+TimesNewRomanPSMT" fo:font-size="11pt" style:text-underline-style="none" fo:font-weight="normal" officeooo:rsid="001a20fb" officeooo:paragraph-rsid="001a20fb" style:font-name-asian="TimesNewRomanPS-BoldMT" style:font-size-asian="11pt" style:font-weight-asian="normal" style:font-name-complex="TimesNewRomanPS-BoldMT" style:font-size-complex="11pt" style:font-weight-complex="normal"/>
    </style:style>
    <style:style style:name="P26" style:family="paragraph" style:parent-style-name="Standard">
      <style:paragraph-properties style:text-autospace="none"/>
      <style:text-properties style:font-name="GDBLOP+TimesNewRomanPSMT" fo:font-size="11pt" style:text-underline-style="none" fo:font-weight="normal" officeooo:rsid="001a20fb" officeooo:paragraph-rsid="001c49bc" style:font-name-asian="TimesNewRomanPS-BoldMT" style:font-size-asian="11pt" style:font-weight-asian="normal" style:font-name-complex="TimesNewRomanPS-BoldMT" style:font-size-complex="11pt" style:font-weight-complex="normal"/>
    </style:style>
    <style:style style:name="P27" style:family="paragraph" style:parent-style-name="Standard">
      <style:paragraph-properties style:text-autospace="none"/>
      <style:text-properties style:font-name="GDBLOP+TimesNewRomanPSMT" fo:font-size="11pt" style:text-underline-style="none" fo:font-weight="normal" officeooo:rsid="001a20fb" officeooo:paragraph-rsid="001d54cb" style:font-name-asian="TimesNewRomanPS-BoldMT" style:font-size-asian="11pt" style:font-weight-asian="normal" style:font-name-complex="TimesNewRomanPS-BoldMT" style:font-size-complex="11pt" style:font-weight-complex="normal"/>
    </style:style>
    <style:style style:name="T1" style:family="text">
      <style:text-properties fo:font-weight="bold" officeooo:rsid="000bad99" style:font-weight-asian="bold"/>
    </style:style>
    <style:style style:name="T2" style:family="text">
      <style:text-properties fo:font-weight="bold" officeooo:rsid="000bf991" style:font-weight-asian="bold"/>
    </style:style>
    <style:style style:name="T3" style:family="text">
      <style:text-properties fo:font-weight="bold" officeooo:rsid="000eb315" style:font-weight-asian="bold"/>
    </style:style>
    <style:style style:name="T4" style:family="text">
      <style:text-properties fo:font-weight="normal" officeooo:rsid="000bf991" style:font-weight-asian="normal" style:font-weight-complex="normal"/>
    </style:style>
    <style:style style:name="T5" style:family="text">
      <style:text-properties fo:font-weight="normal" officeooo:rsid="000db97c" style:font-weight-asian="normal" style:font-weight-complex="normal"/>
    </style:style>
    <style:style style:name="T6" style:family="text">
      <style:text-properties fo:font-weight="normal" officeooo:rsid="000eb315" style:font-weight-asian="normal" style:font-weight-complex="normal"/>
    </style:style>
    <style:style style:name="T7" style:family="text">
      <style:text-properties fo:font-weight="normal" officeooo:rsid="00102ca2" style:font-weight-asian="normal" style:font-weight-complex="normal"/>
    </style:style>
    <style:style style:name="T8" style:family="text">
      <style:text-properties fo:font-weight="normal" officeooo:rsid="00111f66" style:font-weight-asian="normal" style:font-weight-complex="normal"/>
    </style:style>
    <style:style style:name="T9" style:family="text">
      <style:text-properties fo:font-weight="normal" officeooo:rsid="0011a2da" style:font-weight-asian="normal" style:font-weight-complex="normal"/>
    </style:style>
    <style:style style:name="T10" style:family="text">
      <style:text-properties fo:font-weight="normal" officeooo:rsid="0013081a" style:font-weight-asian="normal" style:font-weight-complex="normal"/>
    </style:style>
    <style:style style:name="T11" style:family="text">
      <style:text-properties fo:font-weight="normal" officeooo:rsid="00161eda" style:font-weight-asian="normal" style:font-weight-complex="normal"/>
    </style:style>
    <style:style style:name="T12" style:family="text">
      <style:text-properties officeooo:rsid="000db97c"/>
    </style:style>
    <style:style style:name="T13" style:family="text">
      <style:text-properties officeooo:rsid="000eb315" style:font-name-asian="CGGQSO+TimesNewRomanPSMT" style:font-name-complex="CGGQSO+TimesNewRomanPSMT"/>
    </style:style>
    <style:style style:name="T14" style:family="text">
      <style:text-properties officeooo:rsid="000db97c" style:font-name-asian="CGGQSO+TimesNewRomanPSMT" style:font-name-complex="CGGQSO+TimesNewRomanPSMT"/>
    </style:style>
    <style:style style:name="T15" style:family="text">
      <style:text-properties officeooo:rsid="00111f66" style:font-name-asian="CGGQSO+TimesNewRomanPSMT" style:font-name-complex="CGGQSO+TimesNewRomanPSMT"/>
    </style:style>
    <style:style style:name="T16" style:family="text">
      <style:text-properties officeooo:rsid="0011a2da" style:font-name-asian="CGGQSO+TimesNewRomanPSMT" style:font-name-complex="CGGQSO+TimesNewRomanPSMT"/>
    </style:style>
    <style:style style:name="T17" style:family="text">
      <style:text-properties style:font-name="DejaVu Sans"/>
    </style:style>
    <style:style style:name="T18" style:family="text">
      <style:text-properties officeooo:rsid="000eb315" style:font-name-asian="Times-Bold" style:font-name-complex="Times-Bold"/>
    </style:style>
    <style:style style:name="T19" style:family="text">
      <style:text-properties style:text-underline-style="none" fo:font-weight="normal" style:font-name-asian="TimesNewRomanPS-BoldMT" style:font-weight-asian="normal" style:font-name-complex="TimesNewRomanPS-BoldMT" style:font-weight-complex="normal"/>
    </style:style>
    <style:style style:name="T20" style:family="text">
      <style:text-properties style:text-underline-style="none" fo:font-weight="normal" officeooo:rsid="0013081a" style:font-name-asian="TimesNewRomanPS-BoldMT" style:font-weight-asian="normal" style:font-name-complex="TimesNewRomanPS-BoldMT" style:font-weight-complex="normal"/>
    </style:style>
    <style:style style:name="T21" style:family="text">
      <style:text-properties style:font-name="GDBLOP+TimesNewRomanPSMT" fo:font-size="11pt" style:text-underline-style="none" fo:font-weight="normal" style:font-name-asian="TimesNewRomanPS-BoldMT" style:font-size-asian="11pt" style:font-weight-asian="normal" style:font-name-complex="TimesNewRomanPS-BoldMT" style:font-size-complex="11pt" style:font-weight-complex="normal"/>
    </style:style>
    <style:style style:name="T22" style:family="text">
      <style:text-properties officeooo:rsid="001c49bc"/>
    </style:style>
    <style:style style:name="T23" style:family="text">
      <style:text-properties officeooo:rsid="001d54cb"/>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ST</text:span><text:span text:style-name="T1">EMA HIBRIDO BASADO EN REDES NEURONALES RECURRENTES Y LOGICA DIFUSA PARA IDENTIFICACION Y SEGUIMIENTO DE ROBOTS EN AMBIENTE MULTICAMARA</text:span></text:p>
      <text:p text:style-name="P6"/>
      <text:list xml:id="list380248844" text:style-name="L1">
        <text:list-item>
          <text:p text:style-name="P20">INTRODUCCION</text:p>
        </text:list-item>
      </text:list>
      <text:p text:style-name="P2"><text:span text:style-name="T2"><text:tab/></text:span><text:span text:style-name="T4">A medida que la ciencia avanza, el desarrollo tecnologico </text:span><text:span text:style-name="T11">también </text:span><text:span text:style-name="T4">lo hace; sobretodo </text:span><text:span text:style-name="T11">en lo</text:span><text:span text:style-name="T4"> que implica facilitar y mejorar la calidad de vida del ser humano, es asi que los robots han tomado un papel importante en </text:span><text:span text:style-name="T11">el cumplimiento de </text:span><text:span text:style-name="T4">este proposito. Los robots tienen diversas aplicaciones, </text:span><text:span text:style-name="T11">siendo una de ellas la</text:span><text:span text:style-name="T5"> industria, </text:span><text:span text:style-name="T11">en la </text:span><text:span text:style-name="T5">cual </text:span><text:span text:style-name="T11">se pretende</text:span><text:span text:style-name="T5"> ayuda</text:span><text:span text:style-name="T11">r</text:span><text:span text:style-name="T5"> en el proceso de fabricacion de productos </text:span><text:span text:style-name="T11">y/o </text:span><text:span text:style-name="T5">servicios </text:span><text:span text:style-name="T11">fabricando robots para tal cometido</text:span><text:span text:style-name="T5">[1]. Otra aplicacion importate es </text:span><text:span text:style-name="T11">la</text:span><text:span text:style-name="T5"> mili</text:span><text:span text:style-name="T11">cia, donde los robots ti</text:span><text:span text:style-name="T5">enen mayor repetitividad </text:span><text:span text:style-name="T11">y </text:span><text:span text:style-name="T5">precision [2].</text:span><text:span text:style-name="T6"> Tambien se tiene una creciente influencia en la agricultura, debido a la falta de mano de obra en tareas que hacen peligrar </text:span><text:span text:style-name="T11">la integridad del</text:span><text:span text:style-name="T6"> ser humano [3].</text:span></text:p>
      <text:p text:style-name="P3"><text:span text:style-name="T6"><text:tab/>Sin embargo los robots, para tener </text:span><text:span text:style-name="T7">mayor </text:span><text:span text:style-name="T6">autonomia requieren de un </text:span><text:span text:style-name="T7">sistema </text:span><text:span text:style-name="T6"><text:s/>vision que sea precisa, y que emule la vision humana. Es por esto que tenemos dos tipos de vision para robots [4] una es la vision local, la cual es una perspectiva de primera persona, en esta el robot tiene una camara puesta sobre su estructura este tipo trae ciertas dificultado como </text:span><text:span text:style-name="T7">es que el robot solo puede ver lo que su campo de vision le deja, y no se responsabiliza por los demas robots, y ademas eso acarrearia que si fuera un ambiente multirobots, cada robot tendria que tener una camara.</text:span></text:p>
      <text:p text:style-name="P10"><text:tab/>El otro tipo de vision para robots es la vision global la cual es una solucion barata ante el tipo anterior, el cual consiste en una o varias camaras que cubren todo el espacio de trabajo, en [5] se describe una aplicacion de este sistema de vision global en el futbol de robots, el cual permite <text:s/>realziar una busqueda robusta, confiable y de procesamiento rapido.</text:p>
      <text:p text:style-name="P4"><text:span text:style-name="T7"><text:tab/>El problema de seguimiento en ambientes multicamara, es uno del los retos de la vision artificial, ya que hay muchas tecnicas las cuales son costosas computacionalmente ademas de las camaras son costosas, <text:s/></text:span><text:span text:style-name="T8">hay algunos enfoques que se realizan en humanos como el que se aborda en [6] se toma un histograma basado en distribuciones del color y usa el coeficiente de Bhattachyara para realizar la comparacion entre el modelo que se busca y el modelo que se tiene en el presente cuadro, <text:s/>en [7] <text:s/>se hace uso de las cadenas de markov las cuales le otorgan al sistema desarrollado ,a traves de un previo entrenamiento en el que se induce la identificacion, <text:s/>las probabilidades en las que un objeto aparecera en determinada camara, sin embargo se tiene la debilidad de tener que conocer todo el ambiente antes de poder probar el sistema. En [8] se realiza un sistema distrubuido el cual permite conectar varios terminales con una o varias camaras para identifica y seguir a un grupo de robots los cuales tienen una marca geometrica para hacer facil la identificacion.</text:span></text:p>
      <text:p text:style-name="P4"><text:span text:style-name="T8"><text:tab/></text:span><text:span text:style-name="T9">En todos los abordajes anteriores se tiene la dificultad de que las camaras en algunos casos tienen que ser calibradas manualemente o en otros casos son muy costosas, <text:s/>en las cademas de markov se corre el riesgo de que cuando los objetos se dirijan en direcciones contrarias se pueda perder el objetivo, ademas de que las tecnicas usan una marca de colores distintas entre si lo cual proporciona facilidad al momento de identificacion sin embargo no se ajustaria a un ambiente real, Es asi que este articulo propone una combinacion de los metodos de procesamiento de imagenes y redes neuronales que de acuerdo a [9] </text:span><text:span text:style-name="T10">son las mejores para abordar este tipo de problemas. Las tecnicas de procesamiento de imagen se utilizaran para adquirir la imagen e identificar el objeto de interes, y las redes neuronales recurrentes se utilizaran para realizar el seguimiento de cada objeto (robot) y ademas predecir su posible ruta.</text:span></text:p>
      <text:p text:style-name="P11"><text:tab/>El articulo esta organizado de la siguiente manera En la seccion 1 se hara una introduccion al tema en general. En la seccion 2 <text:s/>se hara una revision a los antecendentes y <text:s/>estado del arte de los sistemas de vision global. En la seccion 3 se Hara una revision de el tema del seguimiento de objetos moviles en ambientes multicamaras, sus ventajas dificultades. En la seccion 5 se hara una revision de lo que se propone en el presente articulo, <text:s/>se explicara las tecnicas utilizadas. En la Seccion 6 se veran los resultados de la presente investigacion, ademas se explicara el ambiente de trabajo utilizado. En Seccion 7 se daran a conocer las conclusiones del presente trabajo ademas se mencionara lo futuros abordajes en el temade los autores</text:p>
      <text:p text:style-name="P7"><text:soft-page-break/><text:tab/><text:tab/></text:p>
      <text:p text:style-name="P7"><text:tab/>problema del tracking</text:p>
      <text:p text:style-name="P2"><text:span text:style-name="T2"><text:tab/></text:span><text:span text:style-name="T3">objetivos</text:span></text:p>
      <text:p text:style-name="P8"><text:tab/>estructura</text:p>
      <text:p text:style-name="P7"/>
      <text:list xml:id="list713225279" text:continue-numbering="true" text:style-name="L1">
        <text:list-item>
          <text:p text:style-name="P20">SISTEMAS DE VISION GLOBAL</text:p>
        </text:list-item>
        <text:list-item>
          <text:p text:style-name="P20">SEGUIMIENTO DE OBJETOS EN AMBIENTE MULTICAMARA</text:p>
        </text:list-item>
        <text:list-item>
          <text:p text:style-name="P20">PROPUESTA</text:p>
        </text:list-item>
        <text:list-item>
          <text:p text:style-name="P20">IMPLEMENTACION</text:p>
        </text:list-item>
        <text:list-item>
          <text:p text:style-name="P20">RESULTADOS EXPERIENCIA</text:p>
        </text:list-item>
        <text:list-item>
          <text:p text:style-name="P20">CONCLUSIONES Y TRABAJOS FUTUROS</text:p>
        </text:list-item>
        <text:list-item>
          <text:p text:style-name="P21">BIBLIOGRAFIA</text:p>
        </text:list-item>
      </text:list>
      <text:p text:style-name="P9"/>
      <text:list xml:id="list1490178516" text:continue-list="list713225279" text:style-name="L1">
        <text:list-item text:start-value="1">
          <text:p text:style-name="P22">Los Robots y su importancia para Mexico EF Morales LE Sucar <text:s/>INAOE</text:p>
        </text:list-item>
        <text:list-item>
          <text:p text:style-name="P23"><text:span text:style-name="T12">Robots de Seguridad y Defensa </text:span><text:span text:style-name="T14">Pablo García-Robledo, Jesús Torrijos. Universidad Politécnica de Madrid. Departamento de Automática, Ingeniería Electrónica e Informática Industrial</text:span></text:p>
        </text:list-item>
        <text:list-item>
          <text:p text:style-name="P24">Los Robots en el Sector Agrícola</text:p>
        </text:list-item>
      </text:list>
      <text:p text:style-name="P16">J. A. García V, L. A. Vásquez A. Universidad Politécnica de Madrid, Departamento de Automática, Ingenieria Electrónica e Informática Industrial</text:p>
      <text:p text:style-name="P17"><text:span text:style-name="T13"><text:s/>4 </text:span><text:span text:style-name="T18">Intelligent Global Vision for Teams of Mobile Robots</text:span></text:p>
      <text:p text:style-name="P12">Jacky Baltes and John Anderson</text:p>
      <text:p text:style-name="P12">Department of Computer Science, University of Manitoba, Winnipeg, Manitoba, R3T 2N2 Canada</text:p>
      <text:p text:style-name="P5"><text:span text:style-name="T17">Email: jacky,</text:span><text:a xlink:type="simple" xlink:href="mailto:andersj@cs.umanitoba.ca"><text:span text:style-name="T17">andersj@cs.umanitoba.ca</text:span></text:a></text:p>
      <text:p text:style-name="P13"><text:span text:style-name="T13">5, </text:span><text:span text:style-name="T15">Desenvolvimiento de um Sistema de Visao Global para uma frota de Mini-Robos Moveis. Kelson <text:s/>Romulo Texeira</text:span></text:p>
      <text:p text:style-name="P18">6, Color Based Object Tracking in Multicamera Enviroments.</text:p>
      <text:p text:style-name="P18">7,A Stochastic Approach to trackinf Objects Accross Multiple Cameras.</text:p>
      <text:p text:style-name="P18">8 Um Arcabouco Para la Localizacao de enxames de robos</text:p>
      <text:p text:style-name="P14"><text:span text:style-name="T16">9 </text:span><text:span text:style-name="T20">Redes neuronales artificiales para el procesamiento</text:span></text:p>
      <text:p text:style-name="P15"><text:span text:style-name="T19">de imágenes, una revisión de la última década </text:span><text:span text:style-name="T21">Ramírez Q. Juan A. y Chacón M. Mario I.</text:span></text:p>
      <text:p text:style-name="P19">10 , Robust and accurate global vision system for real time tracking of multiple mobile robots</text:p>
      <text:p text:style-name="P25">11Acharya, T., &amp; Ray, A. K. (2005). Image processing: Principles and applications. Wiley-Interscience</text:p>
      <text:p text:style-name="P26"><text:span text:style-name="T22">12 Color Based Object tracking in multicamera enviroments.</text:span></text:p>
      <text:p text:style-name="P27"><text:span text:style-name="T23">13 es el basado modelos <text:s/>estocasticos</text:span></text:p>
      <text:p text:style-name="P27"><text:span text:style-name="T23">14 brasileros</text:span></text:p>
      <text:p text:style-name="P27"><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GGQSO+TimesNewRomanPSMT" svg:font-family="CGGQSO+TimesNewRomanPSMT" style:font-family-generic="roman"/>
    <style:font-face style:name="GDBLOP+TimesNewRomanPSMT" svg:font-family="GDBLOP+TimesNewRomanPSMT" style:font-family-generic="roman"/>
    <style:font-face style:name="Times-Bold" svg:font-family="Times-Bold" style:font-family-generic="roman"/>
    <style:font-face style:name="Times-Roman" svg:font-family="Times-Roman" style:font-family-generic="roman"/>
    <style:font-face style:name="TimesNewRomanPS-BoldMT" svg:font-family="TimesNewRomanPS-BoldMT" style:font-family-generic="roman"/>
    <style:font-face style:name="WFHBMA+TimesNewRomanPS-BoldMT" svg:font-family="WFHBMA+TimesNewRomanPS-BoldMT" style:font-family-generic="roman"/>
    <style:font-face style:name="Times New Roman" svg:font-family="'Times New Roman'" style:font-family-generic="swiss"/>
    <style:font-face style:name="Times New Roman,Bold" svg:font-family="'Times New Roman,Bold'"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cy </meta:initial-creator>
    <meta:creation-date>2013-05-10T15:27:10</meta:creation-date>
    <dc:date>2013-05-15T15:54:43</dc:date>
    <dc:creator>percy </dc:creator>
    <meta:editing-duration>PT1H43M42S</meta:editing-duration>
    <meta:editing-cycles>8</meta:editing-cycles>
    <meta:generator>LibreOffice/3.6$Linux_x86 LibreOffice_project/360m1$Build-102</meta:generator>
    <meta:document-statistic meta:table-count="0" meta:image-count="0" meta:object-count="0" meta:page-count="2" meta:paragraph-count="38" meta:word-count="1002" meta:character-count="6111" meta:non-whitespace-character-count="5132"/>
  </office:meta>
</office:document-meta>
</file>